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table:number-columns-repeated="3" office:value-type="float" office:value="51.822" calcext:value-type="float">
            <text:p>51,822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3.846" calcext:value-type="float">
            <text:p>53,84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2:.Y2])" office:value-type="float" office:value="53.492" calcext:value-type="float">
            <text:p>53,4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table:number-columns-repeated="3" office:value-type="float" office:value="51.822" calcext:value-type="float">
            <text:p>51,822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3.846" calcext:value-type="float">
            <text:p>53,84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3:.Y3])" office:value-type="float" office:value="53.492" calcext:value-type="float">
            <text:p>53,4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table:number-columns-repeated="3" office:value-type="float" office:value="51.822" calcext:value-type="float">
            <text:p>51,822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3.846" calcext:value-type="float">
            <text:p>53,84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4:.Y4])" office:value-type="float" office:value="53.492" calcext:value-type="float">
            <text:p>53,4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51.417" calcext:value-type="float">
            <text:p>51,417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table:number-columns-repeated="3" office:value-type="float" office:value="51.822" calcext:value-type="float">
            <text:p>51,822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table:number-columns-repeated="2" office:value-type="float" office:value="54.251" calcext:value-type="float">
            <text:p>54,251</text:p>
          </table:table-cell>
          <table:table-cell table:number-columns-repeated="3" office:value-type="float" office:value="53.846" calcext:value-type="float">
            <text:p>53,846</text:p>
          </table:table-cell>
          <table:table-cell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5:.Y5])" office:value-type="float" office:value="53.492" calcext:value-type="float">
            <text:p>53,49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51.417" calcext:value-type="float">
            <text:p>51,417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417" calcext:value-type="float">
            <text:p>51,417</text:p>
          </table:table-cell>
          <table:table-cell table:number-columns-repeated="2" office:value-type="float" office:value="51.822" calcext:value-type="float">
            <text:p>51,82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6:.Y6])" office:value-type="float" office:value="53.52575" calcext:value-type="float">
            <text:p>53,52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50.202" calcext:value-type="float">
            <text:p>50,202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036" calcext:value-type="float">
            <text:p>53,036</text:p>
          </table:table-cell>
          <table:table-cell office:value-type="float" office:value="51.012" calcext:value-type="float">
            <text:p>51,012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5.061" calcext:value-type="float">
            <text:p>55,061</text:p>
          </table:table-cell>
          <table:table-cell table:style-name="ce15" table:formula="of:=AVERAGE([.B7:.Y7])" office:value-type="float" office:value="53.5763333333333" calcext:value-type="float">
            <text:p>53,5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50.607" calcext:value-type="float">
            <text:p>50,607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1.417" calcext:value-type="float">
            <text:p>51,417</text:p>
          </table:table-cell>
          <table:table-cell table:number-columns-repeated="2" office:value-type="float" office:value="55.466" calcext:value-type="float">
            <text:p>55,466</text:p>
          </table:table-cell>
          <table:table-cell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8:.Y8])" office:value-type="float" office:value="54.0148333333333" calcext:value-type="float">
            <text:p>54,01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846" calcext:value-type="float">
            <text:p>53,846</text:p>
          </table:table-cell>
          <table:table-cell office:value-type="float" office:value="51.417" calcext:value-type="float">
            <text:p>51,417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9:.Y9])" office:value-type="float" office:value="54.0485833333333" calcext:value-type="float">
            <text:p>54,0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51.012" calcext:value-type="float">
            <text:p>51,012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office:value-type="float" office:value="51.417" calcext:value-type="float">
            <text:p>51,417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0:.Y10])" office:value-type="float" office:value="54.0654583333333" calcext:value-type="float">
            <text:p>54,06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51.012" calcext:value-type="float">
            <text:p>51,012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office:value-type="float" office:value="52.632" calcext:value-type="float">
            <text:p>52,632</text:p>
          </table:table-cell>
          <table:table-cell table:number-columns-repeated="3"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1:.Y11])" office:value-type="float" office:value="54.1329583333333" calcext:value-type="float">
            <text:p>54,13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50.607" calcext:value-type="float">
            <text:p>50,607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office:value-type="float" office:value="52.632" calcext:value-type="float">
            <text:p>52,632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2:.Y12])" office:value-type="float" office:value="54.1667083333333" calcext:value-type="float">
            <text:p>54,1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50.607" calcext:value-type="float">
            <text:p>50,607</text:p>
          </table:table-cell>
          <table:table-cell office:value-type="float" office:value="50.202" calcext:value-type="float">
            <text:p>50,202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227" calcext:value-type="float">
            <text:p>52,22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846" calcext:value-type="float">
            <text:p>53,846</text:p>
          </table:table-cell>
          <table:table-cell office:value-type="float" office:value="52.632" calcext:value-type="float">
            <text:p>52,632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4.251" calcext:value-type="float">
            <text:p>54,251</text:p>
          </table:table-cell>
          <table:table-cell table:number-columns-repeated="6" office:value-type="float" office:value="56.68" calcext:value-type="float">
            <text:p>56,68</text:p>
          </table:table-cell>
          <table:table-cell table:style-name="ce15" table:formula="of:=AVERAGE([.B13:.Y13])" office:value-type="float" office:value="54.1667083333333" calcext:value-type="float">
            <text:p>54,16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4.656" calcext:value-type="float">
            <text:p>54,656</text:p>
          </table:table-cell>
          <table:table-cell office:value-type="float" office:value="53.846" calcext:value-type="float">
            <text:p>53,846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4:.Y14])" office:value-type="float" office:value="55.0100416666666" calcext:value-type="float">
            <text:p>55,0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50.202" calcext:value-type="float">
            <text:p>50,202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4.656" calcext:value-type="float">
            <text:p>54,656</text:p>
          </table:table-cell>
          <table:table-cell table:number-columns-repeated="5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5:.Y15])" office:value-type="float" office:value="55.0606666666667" calcext:value-type="float">
            <text:p>55,06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3.846" calcext:value-type="float">
            <text:p>53,846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6:.Y16])" office:value-type="float" office:value="55.2124583333333" calcext:value-type="float">
            <text:p>55,2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number-columns-repeated="2" office:value-type="float" office:value="50.607" calcext:value-type="float">
            <text:p>50,60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3.846" calcext:value-type="float">
            <text:p>53,846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7:.Y17])" office:value-type="float" office:value="55.2124583333333" calcext:value-type="float">
            <text:p>55,21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49.798" calcext:value-type="float">
            <text:p>49,798</text:p>
          </table:table-cell>
          <table:table-cell office:value-type="float" office:value="50.607" calcext:value-type="float">
            <text:p>50,60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3.441" calcext:value-type="float">
            <text:p>53,441</text:p>
          </table:table-cell>
          <table:table-cell office:value-type="float" office:value="55.87" calcext:value-type="float">
            <text:p>55,87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8:.Y18])" office:value-type="float" office:value="55.1112083333333" calcext:value-type="float">
            <text:p>55,1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2.227" calcext:value-type="float">
            <text:p>52,227</text:p>
          </table:table-cell>
          <table:table-cell office:value-type="float" office:value="53.441" calcext:value-type="float">
            <text:p>53,441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3.846" calcext:value-type="float">
            <text:p>53,846</text:p>
          </table:table-cell>
          <table:table-cell office:value-type="float" office:value="55.87" calcext:value-type="float">
            <text:p>55,87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466" calcext:value-type="float">
            <text:p>55,466</text:p>
          </table:table-cell>
          <table:table-cell office:value-type="float" office:value="54.656" calcext:value-type="float">
            <text:p>54,656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6.275" calcext:value-type="float">
            <text:p>56,275</text:p>
          </table:table-cell>
          <table:table-cell table:number-columns-repeated="6" office:value-type="float" office:value="58.704" calcext:value-type="float">
            <text:p>58,704</text:p>
          </table:table-cell>
          <table:table-cell table:style-name="ce15" table:formula="of:=AVERAGE([.B19:.Y19])" office:value-type="float" office:value="55.2799166666667" calcext:value-type="float">
            <text:p>55,28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51.417" calcext:value-type="float">
            <text:p>51,417</text:p>
          </table:table-cell>
          <table:table-cell office:value-type="float" office:value="51.012" calcext:value-type="float">
            <text:p>51,01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061" calcext:value-type="float">
            <text:p>55,061</text:p>
          </table:table-cell>
          <table:table-cell table:number-columns-repeated="4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0:.Y20])" office:value-type="float" office:value="55.6510416666667" calcext:value-type="float">
            <text:p>55,65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51.417" calcext:value-type="float">
            <text:p>51,417</text:p>
          </table:table-cell>
          <table:table-cell table:number-columns-repeated="2" office:value-type="float" office:value="51.822" calcext:value-type="float">
            <text:p>51,82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061" calcext:value-type="float">
            <text:p>55,061</text:p>
          </table:table-cell>
          <table:table-cell table:number-columns-repeated="4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1:.Y21])" office:value-type="float" office:value="55.6847916666666" calcext:value-type="float">
            <text:p>55,68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number-columns-repeated="3" office:value-type="float" office:value="51.822" calcext:value-type="float">
            <text:p>51,82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5.061" calcext:value-type="float">
            <text:p>55,061</text:p>
          </table:table-cell>
          <table:table-cell office:value-type="float" office:value="55.466" calcext:value-type="float">
            <text:p>55,466</text:p>
          </table:table-cell>
          <table:table-cell office:value-type="float" office:value="57.49" calcext:value-type="float">
            <text:p>57,49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061" calcext:value-type="float">
            <text:p>55,061</text:p>
          </table:table-cell>
          <table:table-cell table:number-columns-repeated="4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2:.Y22])" office:value-type="float" office:value="56.0559166666667" calcext:value-type="float">
            <text:p>56,05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061" calcext:value-type="float">
            <text:p>55,061</text:p>
          </table:table-cell>
          <table:table-cell table:number-columns-repeated="4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3:.Y23])" office:value-type="float" office:value="55.9377916666667" calcext:value-type="float">
            <text:p>55,93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6.275" calcext:value-type="float">
            <text:p>56,275</text:p>
          </table:table-cell>
          <table:table-cell table:number-columns-repeated="4" office:value-type="float" office:value="55.061" calcext:value-type="float">
            <text:p>55,061</text:p>
          </table:table-cell>
          <table:table-cell table:number-columns-repeated="4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4:.Y24])" office:value-type="float" office:value="55.9377916666667" calcext:value-type="float">
            <text:p>55,93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51.822" calcext:value-type="float">
            <text:p>51,822</text:p>
          </table:table-cell>
          <table:table-cell office:value-type="float" office:value="53.036" calcext:value-type="float">
            <text:p>53,036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6.275" calcext:value-type="float">
            <text:p>56,275</text:p>
          </table:table-cell>
          <table:table-cell table:number-columns-repeated="8" office:value-type="float" office:value="56.68" calcext:value-type="float">
            <text:p>56,68</text:p>
          </table:table-cell>
          <table:table-cell table:number-columns-repeated="7" office:value-type="float" office:value="58.704" calcext:value-type="float">
            <text:p>58,704</text:p>
          </table:table-cell>
          <table:table-cell table:style-name="ce15" table:formula="of:=AVERAGE([.B25:.Y25])" office:value-type="float" office:value="56.207625" calcext:value-type="float">
            <text:p>56,20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51.417" calcext:value-type="float">
            <text:p>51,41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1.822" calcext:value-type="float">
            <text:p>51,822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6.275" calcext:value-type="float">
            <text:p>56,275</text:p>
          </table:table-cell>
          <table:table-cell table:number-columns-repeated="3" office:value-type="float" office:value="56.68" calcext:value-type="float">
            <text:p>56,68</text:p>
          </table:table-cell>
          <table:table-cell table:number-columns-repeated="12" office:value-type="float" office:value="58.704" calcext:value-type="float">
            <text:p>58,704</text:p>
          </table:table-cell>
          <table:table-cell table:style-name="ce15" table:formula="of:=AVERAGE([.B26:.Y26])" office:value-type="float" office:value="56.5955833333333" calcext:value-type="float">
            <text:p>56,59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52.632" calcext:value-type="float">
            <text:p>52,632</text:p>
          </table:table-cell>
          <table:table-cell table:number-columns-repeated="2" office:value-type="float" office:value="53.441" calcext:value-type="float">
            <text:p>53,441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6.275" calcext:value-type="float">
            <text:p>56,275</text:p>
          </table:table-cell>
          <table:table-cell table:number-columns-repeated="3" office:value-type="float" office:value="56.68" calcext:value-type="float">
            <text:p>56,68</text:p>
          </table:table-cell>
          <table:table-cell table:number-columns-repeated="12" office:value-type="float" office:value="58.704" calcext:value-type="float">
            <text:p>58,704</text:p>
          </table:table-cell>
          <table:table-cell table:style-name="ce15" table:formula="of:=AVERAGE([.B27:.Y27])" office:value-type="float" office:value="56.8485833333333" calcext:value-type="float">
            <text:p>56,84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office:value-type="float" office:value="53.441" calcext:value-type="float">
            <text:p>53,441</text:p>
          </table:table-cell>
          <table:table-cell table:number-columns-repeated="3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8.3" calcext:value-type="float">
            <text:p>58,3</text:p>
          </table:table-cell>
          <table:table-cell table:number-columns-repeated="15" office:value-type="float" office:value="58.704" calcext:value-type="float">
            <text:p>58,704</text:p>
          </table:table-cell>
          <table:table-cell table:style-name="ce15" table:formula="of:=AVERAGE([.B28:.Y28])" office:value-type="float" office:value="57.135375" calcext:value-type="float">
            <text:p>57,13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number-columns-repeated="2" office:value-type="float" office:value="52.632" calcext:value-type="float">
            <text:p>52,632</text:p>
          </table:table-cell>
          <table:table-cell table:number-columns-repeated="4" office:value-type="float" office:value="54.251" calcext:value-type="float">
            <text:p>54,251</text:p>
          </table:table-cell>
          <table:table-cell office:value-type="float" office:value="54.656" calcext:value-type="float">
            <text:p>54,656</text:p>
          </table:table-cell>
          <table:table-cell office:value-type="float" office:value="56.68" calcext:value-type="float">
            <text:p>56,68</text:p>
          </table:table-cell>
          <table:table-cell office:value-type="float" office:value="58.3" calcext:value-type="float">
            <text:p>58,3</text:p>
          </table:table-cell>
          <table:table-cell table:number-columns-repeated="15" office:value-type="float" office:value="58.704" calcext:value-type="float">
            <text:p>58,704</text:p>
          </table:table-cell>
          <table:table-cell table:style-name="ce15" table:formula="of:=AVERAGE([.B29:.Y29])" office:value-type="float" office:value="57.186" calcext:value-type="float">
            <text:p>57,18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52.227" calcext:value-type="float">
            <text:p>52,227</text:p>
          </table:table-cell>
          <table:table-cell office:value-type="float" office:value="52.632" calcext:value-type="float">
            <text:p>52,632</text:p>
          </table:table-cell>
          <table:table-cell table:number-columns-repeated="4" office:value-type="float" office:value="56.275" calcext:value-type="float">
            <text:p>56,275</text:p>
          </table:table-cell>
          <table:table-cell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0:.Y30])" office:value-type="float" office:value="57.7088333333333" calcext:value-type="float">
            <text:p>57,70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51.822" calcext:value-type="float">
            <text:p>51,822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6.275" calcext:value-type="float">
            <text:p>56,275</text:p>
          </table:table-cell>
          <table:table-cell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1:.Y31])" office:value-type="float" office:value="57.7762916666666" calcext:value-type="float">
            <text:p>57,77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52.632" calcext:value-type="float">
            <text:p>52,632</text:p>
          </table:table-cell>
          <table:table-cell office:value-type="float" office:value="54.656" calcext:value-type="float">
            <text:p>54,656</text:p>
          </table:table-cell>
          <table:table-cell table:number-columns-repeated="4" office:value-type="float" office:value="56.275" calcext:value-type="float">
            <text:p>56,275</text:p>
          </table:table-cell>
          <table:table-cell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2:.Y32])" office:value-type="float" office:value="57.8100416666666" calcext:value-type="float">
            <text:p>57,81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53.846" calcext:value-type="float">
            <text:p>53,846</text:p>
          </table:table-cell>
          <table:table-cell office:value-type="float" office:value="56.68" calcext:value-type="float">
            <text:p>56,68</text:p>
          </table:table-cell>
          <table:table-cell table:number-columns-repeated="4" office:value-type="float" office:value="56.275" calcext:value-type="float">
            <text:p>56,275</text:p>
          </table:table-cell>
          <table:table-cell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3:.Y33])" office:value-type="float" office:value="57.9449583333333" calcext:value-type="float">
            <text:p>57,94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53.846" calcext:value-type="float">
            <text:p>53,846</text:p>
          </table:table-cell>
          <table:table-cell table:number-columns-repeated="5" office:value-type="float" office:value="56.275" calcext:value-type="float">
            <text:p>56,275</text:p>
          </table:table-cell>
          <table:table-cell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4:.Y34])" office:value-type="float" office:value="57.9280833333333" calcext:value-type="float">
            <text:p>57,9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53.846" calcext:value-type="float">
            <text:p>53,846</text:p>
          </table:table-cell>
          <table:table-cell table:number-columns-repeated="5" office:value-type="float" office:value="56.275" calcext:value-type="float">
            <text:p>56,275</text:p>
          </table:table-cell>
          <table:table-cell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5:.Y35])" office:value-type="float" office:value="57.9280833333333" calcext:value-type="float">
            <text:p>57,92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number-columns-repeated="7"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6:.Y36])" office:value-type="float" office:value="58.2317916666666" calcext:value-type="float">
            <text:p>58,2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58.704" calcext:value-type="float">
            <text:p>58,704</text:p>
          </table:table-cell>
          <table:table-cell table:number-columns-repeated="6"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7:.Y37])" office:value-type="float" office:value="58.29925" calcext:value-type="float">
            <text:p>58,2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58.704" calcext:value-type="float">
            <text:p>58,704</text:p>
          </table:table-cell>
          <table:table-cell table:number-columns-repeated="6"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8:.Y38])" office:value-type="float" office:value="58.29925" calcext:value-type="float">
            <text:p>58,2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office:value-type="float" office:value="58.704" calcext:value-type="float">
            <text:p>58,704</text:p>
          </table:table-cell>
          <table:table-cell table:number-columns-repeated="6"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39:.Y39])" office:value-type="float" office:value="58.29925" calcext:value-type="float">
            <text:p>58,2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58.704" calcext:value-type="float">
            <text:p>58,704</text:p>
          </table:table-cell>
          <table:table-cell table:number-columns-repeated="6" office:value-type="float" office:value="57.085" calcext:value-type="float">
            <text:p>57,085</text:p>
          </table:table-cell>
          <table:table-cell table:number-columns-repeated="17" office:value-type="float" office:value="58.704" calcext:value-type="float">
            <text:p>58,704</text:p>
          </table:table-cell>
          <table:table-cell table:style-name="ce15" table:formula="of:=AVERAGE([.B40:.Y40])" office:value-type="float" office:value="58.29925" calcext:value-type="float">
            <text:p>58,2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1:.Y41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2:.Y42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3:.Y43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4:.Y44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5:.Y45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6:.Y46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7:.Y47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8:.Y48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49:.Y49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58.704" calcext:value-type="float">
            <text:p>58,704</text:p>
          </table:table-cell>
          <table:table-cell table:style-name="ce15" table:formula="of:=AVERAGE([.B50:.Y50])" office:value-type="float" office:value="58.704" calcext:value-type="float">
            <text:p>58,70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office:value-type="float" office:value="58.704" calcext:value-type="float">
            <text:p>58,704</text:p>
          </table:table-cell>
          <table:table-cell table:number-columns-repeated="23" office:value-type="float" office:value="56.68" calcext:value-type="float">
            <text:p>56,68</text:p>
          </table:table-cell>
          <table:table-cell table:style-name="ce15" table:formula="of:=AVERAGE([.B51:.Y51])" office:value-type="float" office:value="56.7643333333333" calcext:value-type="float">
            <text:p>56,76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53.80552" calcext:value-type="float">
            <text:p>53,806</text:p>
          </table:table-cell>
          <table:table-cell table:style-name="ce15" table:formula="of:=AVERAGE([.C2:.C51])" office:value-type="float" office:value="53.90262" calcext:value-type="float">
            <text:p>53,903</text:p>
          </table:table-cell>
          <table:table-cell table:style-name="ce15" table:formula="of:=AVERAGE([.D2:.D51])" office:value-type="float" office:value="54.3075600000001" calcext:value-type="float">
            <text:p>54,308</text:p>
          </table:table-cell>
          <table:table-cell table:style-name="ce15" table:formula="of:=AVERAGE([.E2:.E51])" office:value-type="float" office:value="54.9310800000001" calcext:value-type="float">
            <text:p>54,931</text:p>
          </table:table-cell>
          <table:table-cell table:style-name="ce15" table:formula="of:=AVERAGE([.F2:.F51])" office:value-type="float" office:value="54.5909600000001" calcext:value-type="float">
            <text:p>54,591</text:p>
          </table:table-cell>
          <table:table-cell table:style-name="ce15" table:formula="of:=AVERAGE([.G2:.G51])" office:value-type="float" office:value="54.90678" calcext:value-type="float">
            <text:p>54,907</text:p>
          </table:table-cell>
          <table:table-cell table:style-name="ce15" table:formula="of:=AVERAGE([.H2:.H51])" office:value-type="float" office:value="55.255" calcext:value-type="float">
            <text:p>55,255</text:p>
          </table:table-cell>
          <table:table-cell table:style-name="ce15" table:formula="of:=AVERAGE([.I2:.I51])" office:value-type="float" office:value="56.42894" calcext:value-type="float">
            <text:p>56,429</text:p>
          </table:table-cell>
          <table:table-cell table:style-name="ce15" table:formula="of:=AVERAGE([.J2:.J51])" office:value-type="float" office:value="56.2427" calcext:value-type="float">
            <text:p>56,243</text:p>
          </table:table-cell>
          <table:table-cell table:style-name="ce15" table:formula="of:=AVERAGE([.K2:.K51])" office:value-type="float" office:value="56.9392" calcext:value-type="float">
            <text:p>56,939</text:p>
          </table:table-cell>
          <table:table-cell table:style-name="ce15" table:formula="of:=AVERAGE([.L2:.L51])" office:value-type="float" office:value="56.9878" calcext:value-type="float">
            <text:p>56,988</text:p>
          </table:table-cell>
          <table:table-cell table:style-name="ce15" table:formula="of:=AVERAGE([.M2:.M51])" office:value-type="float" office:value="56.9311" calcext:value-type="float">
            <text:p>56,931</text:p>
          </table:table-cell>
          <table:table-cell table:style-name="ce15" table:formula="of:=AVERAGE([.N2:.N51])" office:value-type="float" office:value="56.89866" calcext:value-type="float">
            <text:p>56,899</text:p>
          </table:table-cell>
          <table:table-cell table:style-name="ce15" table:formula="of:=AVERAGE([.O2:.O51])" office:value-type="float" office:value="56.93096" calcext:value-type="float">
            <text:p>56,931</text:p>
          </table:table-cell>
          <table:table-cell table:style-name="ce15" table:formula="of:=AVERAGE([.P2:.P51])" office:value-type="float" office:value="56.78516" calcext:value-type="float">
            <text:p>56,785</text:p>
          </table:table-cell>
          <table:table-cell table:style-name="ce15" table:formula="of:=AVERAGE([.Q2:.Q51])" office:value-type="float" office:value="56.78516" calcext:value-type="float">
            <text:p>56,785</text:p>
          </table:table-cell>
          <table:table-cell table:style-name="ce15" table:formula="of:=AVERAGE([.R2:.R51])" office:value-type="float" office:value="56.78516" calcext:value-type="float">
            <text:p>56,785</text:p>
          </table:table-cell>
          <table:table-cell table:style-name="ce15" table:formula="of:=AVERAGE([.S2:.S51])" office:value-type="float" office:value="57.30332" calcext:value-type="float">
            <text:p>57,303</text:p>
          </table:table-cell>
          <table:table-cell table:style-name="ce15" table:formula="of:=AVERAGE([.T2:.T51])" office:value-type="float" office:value="57.98348" calcext:value-type="float">
            <text:p>57,983</text:p>
          </table:table-cell>
          <table:table-cell table:style-name="ce15" table:formula="of:=AVERAGE([.U2:.U51])" office:value-type="float" office:value="57.98348" calcext:value-type="float">
            <text:p>57,983</text:p>
          </table:table-cell>
          <table:table-cell table:style-name="ce15" table:formula="of:=AVERAGE([.V2:.V51])" office:value-type="float" office:value="57.98348" calcext:value-type="float">
            <text:p>57,983</text:p>
          </table:table-cell>
          <table:table-cell table:style-name="ce15" table:formula="of:=AVERAGE([.W2:.W51])" office:value-type="float" office:value="57.98348" calcext:value-type="float">
            <text:p>57,983</text:p>
          </table:table-cell>
          <table:table-cell table:style-name="ce15" table:formula="of:=AVERAGE([.X2:.X51])" office:value-type="float" office:value="57.98348" calcext:value-type="float">
            <text:p>57,983</text:p>
          </table:table-cell>
          <table:table-cell table:style-name="ce15" table:formula="of:=AVERAGE([.Y2:.Y51])" office:value-type="float" office:value="57.98348" calcext:value-type="float">
            <text:p>57,983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58.704" calcext:value-type="float">
            <text:p>58,704</text:p>
          </table:table-cell>
          <table:table-cell table:style-name="ce24" table:formula="of:=MIN([.B2:.Y51])" office:value-type="float" office:value="49.798" calcext:value-type="float">
            <text:p>49,798</text:p>
          </table:table-cell>
          <table:table-cell table:style-name="ce24" table:formula="of:=AVERAGE([.B2:.Y51])" office:value-type="float" office:value="56.4424399999994" calcext:value-type="float">
            <text:p>56,442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58.704" calcext:value-type="float">
            <text:p>58,704</text:p>
          </table:table-cell>
          <table:table-cell table:style-name="ce24" table:formula="of:=MIN([.Z2:.Z51])" office:value-type="float" office:value="53.492" calcext:value-type="float">
            <text:p>53,492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57.98348" calcext:value-type="float">
            <text:p>57,983</text:p>
          </table:table-cell>
          <table:table-cell table:style-name="ce24" table:formula="of:=MIN([.B52:.Y52])" office:value-type="float" office:value="53.80552" calcext:value-type="float">
            <text:p>53,806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48:05.52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M30S</meta:editing-duration>
    <meta:editing-cycles>8</meta:editing-cycles>
    <meta:generator>LibreOffice/6.2.3.2$Windows_X86_64 LibreOffice_project/aecc05fe267cc68dde00352a451aa867b3b546ac</meta:generator>
    <meta:creation-date>2020-03-25T17:05:15.815000000</meta:creation-date>
    <dc:date>2020-03-29T21:53:39.813000000</dc:date>
    <meta:document-statistic meta:table-count="1" meta:cell-count="1365" meta:object-count="0"/>
  </office:meta>
</office:document-meta>
</file>